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textarea-horizontal-align="justify" draw:textarea-vertical-align="middle" draw:auto-grow-height="false" fo:min-height="2.85cm" fo:min-width="6.1cm" draw:shadow="hidden"/>
    </style:style>
    <style:style style:name="gr2" style:family="graphic" style:parent-style-name="standard">
      <style:graphic-properties svg:stroke-color="#000000" draw:fill-color="#ccff66" draw:textarea-horizontal-align="justify" draw:textarea-vertical-align="middle" draw:auto-grow-height="false" fo:min-height="2.65cm" fo:min-width="16.1cm"/>
    </style:style>
    <style:style style:name="gr3" style:family="graphic" style:parent-style-name="standard">
      <style:graphic-properties svg:stroke-color="#000000" draw:fill-color="#ff9900" draw:textarea-horizontal-align="justify" draw:textarea-vertical-align="middle" draw:auto-grow-height="false" fo:min-height="2.85cm" fo:min-width="6.1cm" draw:shadow="hidden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2.85cm" fo:min-width="6.1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99ccff" draw:textarea-horizontal-align="justify" draw:textarea-vertical-align="middle" draw:auto-grow-height="false" fo:min-height="0.812cm" fo:min-width="1.834cm"/>
    </style:style>
    <style:style style:name="gr7" style:family="graphic" style:parent-style-name="standard">
      <style:graphic-properties svg:stroke-color="#000000" draw:fill-color="#99ccff" draw:textarea-horizontal-align="justify" draw:textarea-vertical-align="middle" draw:auto-grow-height="false" fo:min-height="1.094cm" fo:min-width="3.108cm"/>
    </style:style>
    <style:style style:name="gr8" style:family="graphic" style:parent-style-name="standard">
      <style:graphic-properties svg:stroke-color="#000000" draw:fill-color="#99ccff" draw:textarea-horizontal-align="justify" draw:textarea-vertical-align="middle" draw:auto-grow-height="false" fo:min-height="1.094cm" fo:min-width="3.108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-color="#ccff66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6cm" svg:height="3.1cm" svg:x="1.9cm" svg:y="5.2cm">
          <text:p text:style-name="P1">Panneau</text:p>
          <text:p text:style-name="P1">solai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3.1cm" svg:x="11.65cm" svg:y="5.2cm">
          <text:p text:style-name="P1">Source</text:p>
          <text:p text:style-name="P1">extérieu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6cm" svg:height="2.9cm" svg:x="2cm" svg:y="13.5cm">
          <text:p text:style-name="P1">BUS (transfert d’énergi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cm" svg:height="3.1cm" svg:x="1.9cm" svg:y="21.1cm">
          <text:p text:style-name="P1">Batteri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3.1cm" svg:x="11.65cm" svg:y="21.1cm">
          <text:p text:style-name="P1">Serveur</text:p>
          <text:p text:style-name="P1">(tâches)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6cm" svg:y1="21.1cm" svg:x2="6.6cm" svg:y2="16.4cm">
          <text:p/>
        </draw:line>
        <draw:custom-shape draw:style-name="gr6" draw:text-style-name="P7" draw:layer="layout" svg:width="3.3cm" svg:height="1.5cm" svg:x="4.9cm" svg:y="18.5cm">
          <text:p text:style-name="P1">Décha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2cm" svg:y1="8.3cm" svg:x2="5.2cm" svg:y2="13.5cm">
          <text:p/>
        </draw:line>
        <draw:line draw:style-name="gr5" draw:text-style-name="P6" draw:layer="layout" svg:x1="15.1cm" svg:y1="8.3cm" svg:x2="15cm" svg:y2="13.5cm">
          <text:p/>
        </draw:line>
        <draw:line draw:style-name="gr5" draw:text-style-name="P6" draw:layer="layout" svg:x1="15cm" svg:y1="16.4cm" svg:x2="14.9cm" svg:y2="21.1cm">
          <text:p/>
        </draw:line>
        <draw:line draw:style-name="gr5" draw:text-style-name="P6" draw:layer="layout" svg:x1="3cm" svg:y1="16.4cm" svg:x2="3cm" svg:y2="21.1cm">
          <text:p/>
        </draw:line>
        <draw:custom-shape draw:style-name="gr6" draw:text-style-name="P7" draw:layer="layout" svg:width="3.3cm" svg:height="1.5cm" svg:x="1.4cm" svg:y="17.6cm">
          <text:p text:style-name="P1">Cha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1cm" svg:height="1.9cm" svg:x="12.4cm" svg:y="17.6cm">
          <text:p text:style-name="P1">Consom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1cm" svg:height="1.9cm" svg:x="2.65cm" svg:y="10.1cm">
          <text:p text:style-name="P1">Prod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1cm" svg:height="1.9cm" svg:x="12.4cm" svg:y="10.1cm">
          <text:p text:style-name="P1">A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0:23:05.779074436</meta:creation-date>
    <dc:date>2018-08-26T12:56:45.172000000</dc:date>
    <meta:editing-duration>PT4M4S</meta:editing-duration>
    <meta:editing-cycles>2</meta:editing-cycles>
    <meta:generator>LibreOffice/5.4.6.2$Windows_X86_64 LibreOffice_project/4014ce260a04f1026ba855d3b8d91541c224eab8</meta:generator>
    <meta:document-statistic meta:object-count="15"/>
  </office:meta>
</office:document-meta>
</file>